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75a2" officeooo:paragraph-rsid="001875a2"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3717a6" officeooo:paragraph-rsid="003717a6"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fc61e" officeooo:paragraph-rsid="003717a6" style:font-size-asian="14pt" style:font-weight-asian="bold" style:font-size-complex="14pt" style:font-weight-complex="bold"/>
    </style:style>
    <style:style style:name="P4" style:family="paragraph" style:parent-style-name="Standard">
      <style:text-properties officeooo:rsid="001875a2" officeooo:paragraph-rsid="001875a2"/>
    </style:style>
    <style:style style:name="P5" style:family="paragraph" style:parent-style-name="Standard">
      <style:text-properties officeooo:rsid="001875a2" officeooo:paragraph-rsid="003e269b"/>
    </style:style>
    <style:style style:name="P6" style:family="paragraph" style:parent-style-name="Standard">
      <style:text-properties officeooo:rsid="001875a2" officeooo:paragraph-rsid="003ea171"/>
    </style:style>
    <style:style style:name="P7" style:family="paragraph" style:parent-style-name="Standard">
      <style:text-properties officeooo:rsid="001875a2" officeooo:paragraph-rsid="003a7d40"/>
    </style:style>
    <style:style style:name="P8" style:family="paragraph" style:parent-style-name="Standard">
      <style:text-properties officeooo:rsid="001abbe3" officeooo:paragraph-rsid="001abbe3"/>
    </style:style>
    <style:style style:name="P9" style:family="paragraph" style:parent-style-name="Standard">
      <style:text-properties officeooo:rsid="002a61dd" officeooo:paragraph-rsid="001abbe3"/>
    </style:style>
    <style:style style:name="P10" style:family="paragraph" style:parent-style-name="Standard">
      <style:text-properties officeooo:rsid="002ac086" officeooo:paragraph-rsid="003c6ff0"/>
    </style:style>
    <style:style style:name="P11" style:family="paragraph" style:parent-style-name="Standard">
      <style:text-properties officeooo:rsid="003c6ff0" officeooo:paragraph-rsid="003c6ff0"/>
    </style:style>
    <style:style style:name="P12" style:family="paragraph" style:parent-style-name="Standard">
      <style:text-properties officeooo:rsid="003e269b" officeooo:paragraph-rsid="003c6ff0"/>
    </style:style>
    <style:style style:name="P13" style:family="paragraph" style:parent-style-name="Standard">
      <style:text-properties officeooo:rsid="003e269b" officeooo:paragraph-rsid="003e269b"/>
    </style:style>
    <style:style style:name="P14" style:family="paragraph" style:parent-style-name="Standard">
      <style:text-properties officeooo:rsid="003e269b" officeooo:paragraph-rsid="003a7d40"/>
    </style:style>
    <style:style style:name="P15" style:family="paragraph" style:parent-style-name="Standard">
      <style:text-properties officeooo:rsid="003ea171" officeooo:paragraph-rsid="003ea171"/>
    </style:style>
    <style:style style:name="P16" style:family="paragraph" style:parent-style-name="Standard">
      <style:text-properties officeooo:rsid="003fac9c" officeooo:paragraph-rsid="003fac9c"/>
    </style:style>
    <style:style style:name="P17" style:family="paragraph" style:parent-style-name="Standard">
      <style:text-properties officeooo:rsid="003ea171" officeooo:paragraph-rsid="003ea171"/>
    </style:style>
    <style:style style:name="P18" style:family="paragraph" style:parent-style-name="Standard">
      <style:text-properties officeooo:rsid="003ea171" officeooo:paragraph-rsid="0043ca3b"/>
    </style:style>
    <style:style style:name="T1" style:family="text">
      <style:text-properties officeooo:rsid="0038b303"/>
    </style:style>
    <style:style style:name="T2" style:family="text">
      <style:text-properties officeooo:rsid="003a7d40"/>
    </style:style>
    <style:style style:name="T3" style:family="text">
      <style:text-properties officeooo:rsid="003c6ff0"/>
    </style:style>
    <style:style style:name="T4" style:family="text">
      <style:text-properties officeooo:rsid="003e269b"/>
    </style:style>
    <style:style style:name="T5" style:family="text">
      <style:text-properties officeooo:rsid="003ea171"/>
    </style:style>
    <style:style style:name="T6" style:family="text">
      <style:text-properties officeooo:rsid="003fac9c"/>
    </style:style>
    <style:style style:name="T7" style:family="text">
      <style:text-properties officeooo:rsid="0041a961"/>
    </style:style>
    <style:style style:name="T8" style:family="text">
      <style:text-properties officeooo:rsid="004249a1"/>
    </style:style>
    <style:style style:name="T9" style:family="text">
      <style:text-properties officeooo:rsid="0042b642"/>
    </style:style>
    <style:style style:name="T10" style:family="text">
      <style:text-properties officeooo:rsid="0043c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istency Check Testing<text:span text:style-name="T1"> for Not In KB</text:span></text:p>
      <text:p text:style-name="P2">Original version of this doc is stored in C:\C++ Programming\Testing\ folder.</text:p>
      <text:p text:style-name="P3"/>
      <text:p text:style-name="P4"/>
      <text:p text:style-name="P4">Use doc file: Tok Pisin fragment 1 John - WithErrors<text:span text:style-name="T1">2</text:span>.xml, in project "TPI to Eng adaptations", and KB file "TPI to Eng adaptations - WithErrors<text:span text:style-name="T1">2</text:span>.xml" but with the substring " - WithErrors<text:span text:style-name="T1">2</text:span>" removed from the latter before use....</text:p>
      <text:p text:style-name="P4"/>
      <text:p text:style-name="P8">Note: do the tests, check the document is what it is supposed to be after each, but leave checking the doc's xml until all tests are done.</text:p>
      <text:p text:style-name="P9"/>
      <text:p text:style-name="P11">These #2 tests are for the &lt;Not In KB&gt; feature. The following need testing:</text:p>
      <text:p text:style-name="P11"/>
      <text:p text:style-name="P10"><text:span text:style-name="T3">1.</text:span><text:span text:style-name="T4"> If the user has made a </text:span><text:span text:style-name="T7">certain </text:span><text:span text:style-name="T4">source text word or phrase be "not in KB"</text:span><text:span text:style-name="T7"> everywhere it occurs in the document</text:span><text:span text:style-name="T4">, </text:span><text:span text:style-name="T7">and then "deletes" (i.e. pseudo-deletes) the &lt;Not In KB&gt; entry at one CSourcePhrase in the document where that occurs, all subsequent ones won't be likewise undeleted -- but they need to be to be consistent with the KB</text:span><text:span text:style-name="T4">. </text:span><text:span text:style-name="T7">That's</text:span><text:span text:style-name="T4"> an inconsistency, and the fix should be done automatically to (a) delete the CRefString instance storing &lt;Not In KB&gt;, and undelete any deleted normal CRefString instances at locations where that source text occurs.</text:span><text:span text:style-name="T7"> (Undeleting in the GUI is done by clicking the "Save to knowledge base" checkbox to be 'on'.)</text:span></text:p>
      <text:p text:style-name="P12"/>
      <text:p text:style-name="P13">2. If the user makes a s<text:span text:style-name="T7">ource</text:span> location's source text be "not in KB"<text:span text:style-name="T7"> at one place in the document (by unticking the "Save to knowledge base" checkbox in the GUI)</text:span>, <text:span text:style-name="T7">then other places where that source text occurs are then inconsistent with it. So </text:span>the consistency check should make all <text:span text:style-name="T7">the </text:span>other places where that source text occurs also become "not in KB"<text:span text:style-name="T7">, and do so automatically. (Any adaptation at such locations remains, having an adaptation there is permissible, as is having no adaptation there.)</text:span></text:p>
      <text:p text:style-name="P13"/>
      <text:p text:style-name="P13">3. If a CTargetUnit is absent for a given source text word or phrase, and the document has an adaptation at the location where the source text occurs, then a dialog opens -- we test the option in that dialog for making the source text there be "not in KB" (there is a radio button for this choice).</text:p>
      <text:p text:style-name="P13"/>
      <text:p text:style-name="P13">4. If a CTargetUnit is absent for a given source text word or phrase, and the document has no adaptation at the location where the source text occurs, and m_bHasKBEntry is TRUE there, then a dialog opens -- we test the option in that dialog for making the source text there be "not in KB" (there is a radio button for that choice).</text:p>
      <text:p text:style-name="P13"/>
      <text:p text:style-name="P13">After doing these tests, and examining the layout to see if there were errors, also check the document and KB's xml to make sure all is right there too. For a persisting &lt;Not In KB&gt; location in the document, the m_bNotInKB flag must be TRUE, and the m_bHasKBEntry flag must be FALSE. When a &lt;Not In KB&gt; location has ceased to be one, the flags must reflect that (opposite values to the above), AND any normal adaptation entries there must all be undeleted, and the CRefString for the &lt;Not In KB&gt; must be marked as deleted ( df="1" <text:s/>in the &lt;RS&gt; tag ).</text:p>
      <text:p text:style-name="P8"/>
      <text:p text:style-name="P8">======================================================================</text:p>
      <text:p text:style-name="P4"/>
      <text:p text:style-name="P7"><text:span text:style-name="T2">1. </text:span><text:span text:style-name="T4"><text:s/>There is no GUI for </text:span><text:span text:style-name="T6">this test. Each instance of "i stap" (there are </text:span><text:span text:style-name="T8">several</text:span><text:span text:style-name="T6"> in the document) has <text:s/>m_bNotInKB TRUE</text:span><text:span text:style-name="T8">, but the first "i stap" has been made saved to the KB</text:span><text:span text:style-name="T6">.</text:span><text:span text:style-name="T8"> This produces an inconsistency at all other places where this source text occurs. The consistency</text:span><text:span text:style-name="T6"> </text:span><text:span text:style-name="T8">check should make all subsequent places revert to being "Saved to the KB" as well, and do so automatically. Also, normal adaptations at those locations should be automatically undeleted as well.</text:span><text:span text:style-name="T6"> When the test is completed, there should not be an asterisk above any of the instances of "i stap" any longer. (And the KB's xml should have undeleted all the formerly deleted normal adaptations, such as "remains", </text:span><text:soft-page-break/><text:span text:style-name="T6">"is living" etc.)</text:span></text:p>
      <text:p text:style-name="P14"/>
      <text:p text:style-name="P16">2. There is no GUI for this test. <text:span text:style-name="T9">This test is the reverse of #1. </text:span>There are several occurrences of source text word "mi" in the document (occurrences in mergers are not considered for this test). The user has made the first of these into a "not in KB" entry. The consistency check should therefore honour that, and make subsequent instances become "not in KB" as well, and do so automatically. So when the test is completed, the document should show an asterisk above every "mi".<text:span text:style-name="T9"> And examining the KB's xml, all the former normal adaptations for "mi" should have become (pseudo) deleted.</text:span></text:p>
      <text:p text:style-name="P14"/>
      <text:p text:style-name="P5"><text:span text:style-name="T4">3. The source text word "yupela" lacks a CTargetUnit</text:span><text:span text:style-name="T5">. When a dialog shows, choose the option for making it &lt;Not In KB&gt;. The wording of the radio button label will be something like:</text:span></text:p>
      <text:p text:style-name="P15">"This source text should never have an adaptation entry (makes a &lt;Not In KB&gt; entry)"</text:p>
      <text:p text:style-name="P18"><text:span text:style-name="T10">Subsequent instances of "yupela" should then automatically have the same change done on them, without the user having to click the dlg button "Auto-fix later ones the same way".</text:span></text:p>
      <text:p text:style-name="P15"/>
      <text:p text:style-name="P6"><text:span text:style-name="T5">4</text:span><text:span text:style-name="T4">. The source text word "</text:span><text:span text:style-name="T5">raitim</text:span><text:span text:style-name="T4">" lacks a CTargetUnit</text:span><text:span text:style-name="T5">, and there is no adaptation in the document, but m_bHasKBEntry is true at the locations where raitim occurs. When a dialog shows, choose the option for making it &lt;Not In KB&gt;. The wording of the radio button label will be something like:</text:span></text:p>
      <text:p text:style-name="P15">"This source text should never have an adaptation entry (makes a &lt;Not In KB&gt; entry, retains adaptation)"</text:p>
      <text:p text:style-name="P18"><text:span text:style-name="T10">Subsequent instances of "raitim" should then automatically have the same change done on them, without the user having to click the dlg button "Auto-fix later ones the same way".</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15:22:34.87</meta:creation-date>
    <dc:date>2012-11-06T16:48:22.03</dc:date>
    <meta:editing-duration>PT8H3M57S</meta:editing-duration>
    <meta:editing-cycles>37</meta:editing-cycles>
    <meta:generator>LibreOffice/3.6$Windows_x86 LibreOffice_project/e29a214-2bbed72-0621de6-a97528c-8f066d</meta:generator>
    <meta:document-statistic meta:table-count="0" meta:image-count="0" meta:object-count="0" meta:page-count="2" meta:paragraph-count="19" meta:word-count="917" meta:character-count="5252" meta:non-whitespace-character-count="4351"/>
  </office:meta>
</office:document-meta>
</file>